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TestNewRefFormatType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Standard" style:list-style-name="Numbering_20_1"/>
    <style:style style:name="P3" style:family="paragraph" style:parent-style-name="Standard" style:list-style-name="Numbering_20_1"/>
    <style:style style:name="P4" style:family="paragraph" style:parent-style-name="Standard" style:list-style-name="Numbering_20_1"/>
    <style:style style:name="P5" style:family="paragraph" style:parent-style-name="Standard" style:list-style-name="Numbering_20_1"/>
    <style:style style:name="P6" style:family="paragraph" style:parent-style-name="Standard" style:list-style-name="Numbering_20_1"/>
    <style:style style:name="P7" style:family="paragraph" style:parent-style-name="Standard" style:list-style-name="Numbering_20_1"/>
    <style:style style:name="P8" style:family="paragraph" style:parent-style-name="Standard" style:list-style-name="Numbering_20_1"/>
    <style:style style:name="P9" style:family="paragraph" style:parent-style-name="Standard" style:list-style-name="Numbering_20_1"/>
    <style:style style:name="P10" style:family="paragraph" style:parent-style-name="Standard" style:list-style-name="Numbering_20_1"/>
    <style:style style:name="P11" style:family="paragraph" style:parent-style-name="Standard" style:list-style-name="Numbering_20_1"/>
    <style:style style:name="P12" style:family="paragraph" style:parent-style-name="Standard" style:list-style-name="Numbering_20_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T1" style:family="text">
      <style:text-properties fo:font-size="8pt" style:font-size-asian="8pt" style:font-size-complex="8pt"/>
    </style:style>
    <text:list-style style:name="L1">
      <text:list-level-style-number text:level="1" text:style-name="Numbering_20_Symbols" style:num-suffix="." style:num-format="A">
        <style:list-level-properties text:space-before="0.635cm" text:min-label-width="0.635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A">
        <style:list-level-properties text:space-before="0.635cm" text:min-label-width="0.635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button form:name="PushButton" form:control-implementation="ooo:com.sun.star.form.component.CommandButton" form:id="control1" form:label="Change Reference Field Format to NUMBER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TestNewRefFormatTypes.ChangeRefFieldTypeToNumber?language=Basic&amp;location=document"/>
            </office:event-listeners>
          </form:button>
          <form:button form:name="PushButton" form:control-implementation="ooo:com.sun.star.form.component.CommandButton" form:id="control2" form:label="Insert Cross-Reference Bookmark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TestNewRefFormatTypes.InsertCrossRefBkmk?language=Basic&amp;location=document"/>
            </office:event-listeners>
          </form:button>
          <form:button form:name="PushButton" form:control-implementation="ooo:com.sun.star.form.component.CommandButton" form:id="control3" form:label="to NUMBER_NO_CONTEX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TestNewRefFormatTypes.ChangeRefFieldTypeToNumberNoContext?language=Basic&amp;location=document"/>
            </office:event-listeners>
          </form:button>
          <form:button form:name="PushButton" form:control-implementation="ooo:com.sun.star.form.component.CommandButton" form:id="control4" form:label="to NUMBER_FULL_CONTEXT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TestNewRefFormatTypes.ChangeRefFieldTypeToNumberFullContext?language=Basic&amp;location=document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1" svg:width="5.686cm" svg:height="0.795cm" svg:x="-0.009cm" svg:y="1.12cm" draw:control="control1"/>
      <draw:control text:anchor-type="page" text:anchor-page-number="1" draw:z-index="1" draw:style-name="gr1" draw:text-style-name="P1" svg:width="4.656cm" svg:height="0.795cm" svg:x="1.991cm" svg:y="0.326cm" draw:control="control2"/>
      <draw:control text:anchor-type="page" text:anchor-page-number="1" draw:z-index="2" draw:style-name="gr1" draw:text-style-name="P1" svg:width="3.573cm" svg:height="0.795cm" svg:x="5.676cm" svg:y="1.12cm" draw:control="control3"/>
      <draw:control text:anchor-type="page" text:anchor-page-number="1" draw:z-index="3" draw:style-name="gr1" draw:text-style-name="P1" svg:width="3.784cm" svg:height="0.795cm" svg:x="9.248cm" svg:y="1.12cm" draw:control="control4"/>
      <text:p text:style-name="Standard">Testdokument for direct cross-references:</text:p>
      <text:p text:style-name="Standard">XXX</text:p>
      <text:list text:style-name="Numbering_20_1">
        <text:list-item>
          <text:p text:style-name="P2">A</text:p>
        </text:list-item>
      </text:list>
      <text:p text:style-name="Standard"><text:bookmark-ref text:reference-format="number" text:ref-name="__RefNumPara__47110815">+b+*i*</text:bookmark-ref></text:p>
      <text:list text:style-name="Numbering_20_1" text:continue-numbering="true">
        <text:list-item>
          <text:list text:continue-numbering="true">
            <text:list-item>
              <text:p text:style-name="P2">B</text:p>
            </text:list-item>
            <text:list-item>
              <text:p text:style-name="P2"/>
              <text:list>
                <text:list-item>
                  <text:p text:style-name="P2"><text:bookmark-start text:name="__RefNumPara__47110815"/>CCC <text:span text:style-name="T1">cross-reference bookmark __RefNumPara__47110815</text:span><text:bookmark-end text:name="__RefNumPara__47110815"/></text:p>
                </text:list-item>
                <text:list-item>
                  <text:p text:style-name="P2">D <text:bookmark-ref text:reference-format="number" text:ref-name="__RefNumPara__47110815">*i*</text:bookmark-ref></text:p>
                </text:list-item>
              </text:list>
            </text:list-item>
          </text:list>
        </text:list-item>
        <text:list-item>
          <text:p text:style-name="P2">E <text:bookmark-ref text:reference-format="number" text:ref-name="__RefNumPara__47110815">-1-+b+*i*</text:bookmark-ref></text:p>
          <text:list>
            <text:list-item>
              <text:p text:style-name="P2">F</text:p>
              <text:list>
                <text:list-item>
                  <text:p text:style-name="P2">G</text:p>
                </text:list-item>
              </text:list>
            </text:list-item>
          </text:list>
        </text:list-item>
        <text:list-item>
          <text:p text:style-name="P2">H</text:p>
          <text:list>
            <text:list-item>
              <text:p text:style-name="P2">I</text:p>
              <text:list>
                <text:list-item>
                  <text:p text:style-name="P2">J</text:p>
                </text:list-item>
              </text:list>
            </text:list-item>
          </text:list>
        </text:list-item>
      </text:list>
      <text:p text:style-name="Standard">YYY</text:p>
      <text:p text:style-name="Standard">ZZZ</text:p>
      <text:list text:style-name="L1">
        <text:list-item>
          <text:p text:style-name="P13">A</text:p>
        </text:list-item>
      </text:list>
      <text:p text:style-name="Standard"><text:bookmark-ref text:reference-format="number" text:ref-name="__RefNumPara__471108151"> 1.</text:bookmark-ref></text:p>
      <text:list text:style-name="L1">
        <text:list-item text:start-value="1">
          <text:list>
            <text:list-item text:start-value="1">
              <text:p text:style-name="P13">B</text:p>
              <text:list>
                <text:list-item>
                  <text:p text:style-name="P13"><text:bookmark-start text:name="__RefNumPara__471108151"/>CCCC <text:span text:style-name="T1">cross-reference bookmark __RefNumPara__471108151</text:span><text:bookmark-end text:name="__RefNumPara__471108151"/></text:p>
                </text:list-item>
                <text:list-item>
                  <text:p text:style-name="P13">D <text:bookmark-ref text:reference-format="number" text:ref-name="__RefNumPara__471108151">1.</text:bookmark-ref></text:p>
                </text:list-item>
              </text:list>
            </text:list-item>
          </text:list>
        </text:list-item>
        <text:list-item>
          <text:p text:style-name="P13">E</text:p>
        </text:list-item>
      </text:list>
      <text:list text:style-name="L2">
        <text:list-item>
          <text:list>
            <text:list-item>
              <text:p text:style-name="P18">F <text:bookmark-ref text:reference-format="number" text:ref-name="__RefNumPara__471108151">A. 1.</text:bookmark-ref>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13">G</text:p>
                </text:list-item>
              </text:list>
            </text:list-item>
          </text:list>
        </text:list-item>
        <text:list-item>
          <text:p text:style-name="P13">H</text:p>
          <text:list>
            <text:list-item>
              <text:p text:style-name="P13">I</text:p>
              <text:list>
                <text:list-item>
                  <text:p text:style-name="P13">J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-" style:num-suffix="-" style:num-format="1">
        <style:list-level-properties text:min-label-width="1.499cm"/>
      </text:list-level-style-number>
      <text:list-level-style-number text:level="2" text:style-name="Numbering_20_Symbols" style:num-prefix="+" style:num-suffix="+" style:num-format="a">
        <style:list-level-properties text:space-before="0.501cm" text:min-label-width="1.499cm"/>
      </text:list-level-style-number>
      <text:list-level-style-number text:level="3" text:style-name="Numbering_20_Symbols" style:num-prefix="*" style:num-suffix="*" style:num-format="i">
        <style:list-level-properties text:space-before="1cm" text:min-label-width="1.499cm"/>
      </text:list-level-style-number>
      <text:list-level-style-number text:level="4" text:style-name="Numbering_20_Symbols" style:num-suffix="." style:num-format="1">
        <style:list-level-properties text:space-before="1.501cm" text:min-label-width="1.499cm"/>
      </text:list-level-style-number>
      <text:list-level-style-number text:level="5" text:style-name="Numbering_20_Symbols" style:num-suffix="." style:num-format="1">
        <style:list-level-properties text:space-before="2.001cm" text:min-label-width="1.499cm"/>
      </text:list-level-style-number>
      <text:list-level-style-number text:level="6" text:style-name="Numbering_20_Symbols" style:num-suffix="." style:num-format="1">
        <style:list-level-properties text:space-before="2.502cm" text:min-label-width="1.499cm"/>
      </text:list-level-style-number>
      <text:list-level-style-number text:level="7" text:style-name="Numbering_20_Symbols" style:num-suffix="." style:num-format="1">
        <style:list-level-properties text:space-before="3.001cm" text:min-label-width="1.499cm"/>
      </text:list-level-style-number>
      <text:list-level-style-number text:level="8" text:style-name="Numbering_20_Symbols" style:num-suffix="." style:num-format="1">
        <style:list-level-properties text:space-before="3.502cm" text:min-label-width="1.499cm"/>
      </text:list-level-style-number>
      <text:list-level-style-number text:level="9" text:style-name="Numbering_20_Symbols" style:num-suffix="." style:num-format="1">
        <style:list-level-properties text:space-before="4.001cm" text:min-label-width="1.499cm"/>
      </text:list-level-style-number>
      <text:list-level-style-number text:level="10" text:style-name="Numbering_20_Symbols" style:num-suffix="." style:num-format="1">
        <style:list-level-properties text:space-before="4.502cm" text:min-label-width="1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31$Build-9225</meta:generator>
    <meta:initial-creator>Oliver-Rainer Wittmann</meta:initial-creator>
    <meta:creation-date>2007-09-07T11:05:41</meta:creation-date>
    <dc:creator>Oliver-Rainer Wittmann</dc:creator>
    <dc:date>2007-11-08T09:00:11</dc:date>
    <meta:editing-cycles>50</meta:editing-cycles>
    <meta:editing-duration>PT6H18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38" meta:character-count="182"/>
  </office:meta>
</office:document-meta>
</file>

<file path=Basic/Standard/TestNewRefFormatTypes.xml><?xml version="1.0" encoding="utf-8"?>
<!DOCTYPE module  PUBLIC '-//OpenOffice.org//DTD OfficeDocument 1.0//EN'  'module.dtd'>
<script:module xmlns:script="http://openoffice.org/2000/script" script:name="TestNewRefFormatTypes" script:language="StarBasic">REM  *****  BASIC  *****

Sub Main

mydoc = thiscomponent

mytext = mydoc.getText()

msgbox mytext.dbg_properties

End Sub

Sub InsertCrossRefBkmk

mydoc = thiscomponent

mybkmk = mydoc.createinstance( "com.sun.star.text.Bookmark" )
mybkmk.setName( "__RefNumPara__47110815" )

mybkmk.attach( mydoc.getcurrentcontroller.getviewcursor )

msgbox "Inserted cross-reference bookmark with name " + mybkmk.getname

End Sub

Sub ChangeRefFieldTypeToNumber
mydoc = thiscomponent
myfields = mydoc.getTextFields
myenum = myfields.createEnumeration

while myenum.hasMoreElements
	myobj = myenum.nextElement
	myobj.referencefieldpart = 8
wend
End Sub

Sub ChangeRefFieldTypeToNumberNoContext
mydoc = thiscomponent
myfields = mydoc.getTextFields
myenum = myfields.createEnumeration

while myenum.hasMoreElements
	myobj = myenum.nextElement
	myobj.referencefieldpart = 9
wend
End Sub

Sub ChangeRefFieldTypeToNumberFullContext
mydoc = thiscomponent
myfields = mydoc.getTextFields
myenum = myfields.createEnumeration

while myenum.hasMoreElements
	myobj = myenum.nextElement
	myobj.referencefieldpart = 10
wend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NewRefFormatTyp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